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1">
            <text:p>first order</text:p>
          </table:table-cell>
          <table:table-cell table:style-name="ce6" office:value-type="string">
            <text:p>Zaginiona litera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Sklej++</text:p>
          </table:table-cell>
          <table:table-cell table:style-name="ce6"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Liczb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Ciezarowki II</text:p>
          </table:table-cell>
          <table:table-cell table:style-name="ce6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Ciezarowk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Ustawienie gonca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Boty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Piramida liczbowa</text:p>
          </table:table-cell>
          <table:table-cell table:style-name="ce6"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6"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Reforma drogowa</text:p>
          </table:table-cell>
          <table:covered-table-cell table:style-name="ce6"/>
          <table:table-cell/>
        </table:table-row>
        <table:table-row table:style-name="ro1">
          <table:covered-table-cell table:style-name="ce1"/>
          <table:table-cell table:style-name="ce6" office:value-type="string">
            <text:p>Bezbledne sortowanie</text:p>
          </table:table-cell>
          <table:covered-table-cell table:style-name="ce6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5.02.2025</text:date>, <text:time>23:32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05T23:32:01.48</dc:date>
    <dc:creator>Marek P3mar</dc:creator>
    <meta:editing-duration>PT52M30S</meta:editing-duration>
    <meta:editing-cycles>47</meta:editing-cycles>
    <meta:generator>OpenOffice/4.1.13$Win32 OpenOffice.org_project/4113m1$Build-9810</meta:generator>
    <meta:document-statistic meta:table-count="3" meta:cell-count="57" meta:object-count="0"/>
  </office:meta>
</office:document-meta>
</file>